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ext-properties style:font-name="Microsoft YaHei" style:font-name-asian="Microsoft YaHei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8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3" table:number-columns-repeated="1020" table:default-cell-style-name="ce15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6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5</text:p>
          </table:table-cell>
          <table:table-cell table:number-columns-repeated="1021"/>
        </table:table-row>
        <table:table-row table:style-name="ro4">
          <table:table-cell office:value-type="date" office:date-value="2026-03-28">
            <text:p>Mar 28, 2026</text:p>
          </table:table-cell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<text:a xlink:href="../../../english/grade-7-下/7下英语人教版-unit-5-words.ppt">7下英语人教版-unit-5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三章-概率初步</text:p>
          </table:table-cell>
          <table:table-cell table:style-name="ce14" office:value-type="string">
            <text:p>7-下-unit-6</text:p>
          </table:table-cell>
          <table:table-cell table:number-columns-repeated="1021"/>
        </table:table-row>
        <table:table-row table:style-name="ro5">
          <table:table-cell office:value-type="date" office:date-value="2026-04-04">
            <text:p>Apr 4, 2026</text:p>
          </table:table-cell>
          <table:table-cell table:style-name="ce15" office:value-type="string">
            <text:p><text:a xlink:href="../../../math/grade-7-下/7下数学北师大版-unit-3-概率初步.ppt">7下数学北师大版-unit-3-概率初步</text:a></text:p>
          </table:table-cell>
          <table:table-cell office:value-type="string">
            <text:p><text:a xlink:href="../../../english/grade-7-下/7下英语人教版-unit-6-words.ppt">7下英语人教版-unit-6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三章-概率初步</text:p>
          </table:table-cell>
          <table:table-cell table:style-name="ce14" office:value-type="string">
            <text:p>7-下-unit-6</text:p>
          </table:table-cell>
          <table:table-cell table:style-name="Default"/>
          <table:table-cell table:number-columns-repeated="1020"/>
        </table:table-row>
        <table:table-row table:style-name="ro5">
          <table:table-cell office:value-type="date" office:date-value="2026-04-11">
            <text:p>Apr 11, 2026</text:p>
          </table:table-cell>
          <table:table-cell table:style-name="ce15" office:value-type="string">
            <text:p><text:a xlink:href="../../../math/grade-7-下/7下数学北师大版-unit-4-三角形.ppt">7下数学北师大版-unit-4-三角形</text:a></text:p>
          </table:table-cell>
          <table:table-cell/>
          <table:table-cell office:value-type="string">
            <text:p><text:a xlink:href="../../../english/grade-7-下/7下英语人教版-unit-7-words.ppt">7下英语人教版-unit-7-words</text:a>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4">
          <table:table-cell/>
          <table:table-cell table:style-name="ce19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1">04/11/2026</text:date>, <text:time>22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9M21S</meta:editing-duration>
    <meta:editing-cycles>74</meta:editing-cycles>
    <meta:generator>OpenOffice/4.1.15$Win32 OpenOffice.org_project/4115m2$Build-9813</meta:generator>
    <dc:date>2026-04-11T22:12:41.61</dc:date>
    <dc:creator>Eric Zhang</dc:creator>
    <meta:document-statistic meta:table-count="3" meta:cell-count="90" meta:object-count="2"/>
    <meta:user-defined meta:name="Info 1"/>
    <meta:user-defined meta:name="Info 2"/>
    <meta:user-defined meta:name="Info 3"/>
    <meta:user-defined meta:name="Info 4"/>
  </office:meta>
</office:document-meta>
</file>